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5661in"/>
    </style:style>
    <style:style style:name="co5" style:family="table-column">
      <style:table-column-properties fo:break-before="auto" style:column-width="2.396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table table:name="Probability Chec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20x20 T=1, Config 1</text:p>
          </table:table-cell>
          <table:table-cell office:value-type="string">
            <text:p>20x20 T=2.4 Config 1</text:p>
          </table:table-cell>
          <table:table-cell/>
          <table:table-cell office:value-type="string">
            <text:p>Some will not be exactly 1 because in the calculation I did truncate the distribution so there will be some values that are out of range of the distribution</text:p>
          </table:table-cell>
        </table:table-row>
        <table:table-row table:style-name="ro2">
          <table:table-cell office:value-type="float" office:value="0.870281">
            <text:p>0.870281</text:p>
          </table:table-cell>
          <table:table-cell office:value-type="float" office:value="0.000166667">
            <text:p>0.000166667</text:p>
          </table:table-cell>
          <table:table-cell table:number-columns-repeated="2"/>
        </table:table-row>
        <table:table-row table:style-name="ro2">
          <table:table-cell office:value-type="float" office:value="0.117135">
            <text:p>0.117135</text:p>
          </table:table-cell>
          <table:table-cell office:value-type="float" office:value="0.000157778">
            <text:p>0.000157778</text:p>
          </table:table-cell>
          <table:table-cell table:number-columns-repeated="2"/>
        </table:table-row>
        <table:table-row table:style-name="ro2">
          <table:table-cell office:value-type="float" office:value="0.00379167">
            <text:p>0.00379167</text:p>
          </table:table-cell>
          <table:table-cell office:value-type="float" office:value="0.000231111">
            <text:p>0.000231111</text:p>
          </table:table-cell>
          <table:table-cell table:number-columns-repeated="2"/>
        </table:table-row>
        <table:table-row table:style-name="ro2">
          <table:table-cell office:value-type="float" office:value="0.00776042">
            <text:p>0.00776042</text:p>
          </table:table-cell>
          <table:table-cell office:value-type="float" office:value="0.000328889">
            <text:p>0.000328889</text:p>
          </table:table-cell>
          <table:table-cell table:number-columns-repeated="2"/>
        </table:table-row>
        <table:table-row table:style-name="ro2">
          <table:table-cell office:value-type="float" office:value="0.000604167">
            <text:p>0.000604167</text:p>
          </table:table-cell>
          <table:table-cell office:value-type="float" office:value="0.000391111">
            <text:p>0.000391111</text:p>
          </table:table-cell>
          <table:table-cell table:number-columns-repeated="2"/>
        </table:table-row>
        <table:table-row table:style-name="ro2">
          <table:table-cell office:value-type="float" office:value="0.000333333">
            <text:p>0.000333333</text:p>
          </table:table-cell>
          <table:table-cell office:value-type="float" office:value="0.000522222">
            <text:p>0.000522222</text:p>
          </table:table-cell>
          <table:table-cell table:number-columns-repeated="2"/>
        </table:table-row>
        <table:table-row table:style-name="ro2">
          <table:table-cell office:value-type="float" office:value="0.0000833333">
            <text:p>8.33333E-005</text:p>
          </table:table-cell>
          <table:table-cell office:value-type="float" office:value="0.000568889">
            <text:p>0.000568889</text:p>
          </table:table-cell>
          <table:table-cell table:number-columns-repeated="2"/>
        </table:table-row>
        <table:table-row table:style-name="ro2">
          <table:table-cell office:value-type="float" office:value="0.0000104167">
            <text:p>1.04167E-005</text:p>
          </table:table-cell>
          <table:table-cell office:value-type="float" office:value="0.00076">
            <text:p>0.00076</text:p>
          </table:table-cell>
          <table:table-cell table:number-columns-repeated="2"/>
        </table:table-row>
        <table:table-row table:style-name="ro2">
          <table:table-cell table:style-name="ce1" table:formula="of:=SUM([.A2:.A9])" office:value-type="float" office:value="0.99999934">
            <text:p>0.99999934</text:p>
          </table:table-cell>
          <table:table-cell office:value-type="float" office:value="0.000928889">
            <text:p>0.000928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13111">
            <text:p>0.001131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32222">
            <text:p>0.001322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63556">
            <text:p>0.001635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75556">
            <text:p>0.001755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213556">
            <text:p>0.002135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252667">
            <text:p>0.002526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286222">
            <text:p>0.002862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326667">
            <text:p>0.003266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383333">
            <text:p>0.003833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415111">
            <text:p>0.004151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469333">
            <text:p>0.004693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524667">
            <text:p>0.005246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586444">
            <text:p>0.005864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668444">
            <text:p>0.006684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715111">
            <text:p>0.007151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798889">
            <text:p>0.00798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848667">
            <text:p>0.008486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948222">
            <text:p>0.009482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04111">
            <text:p>0.01041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09089">
            <text:p>0.01090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17933">
            <text:p>0.01179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28867">
            <text:p>0.01288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36311">
            <text:p>0.01363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49911">
            <text:p>0.01499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56911">
            <text:p>0.01569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64778">
            <text:p>0.01647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74289">
            <text:p>0.01742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85733">
            <text:p>0.01857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95711">
            <text:p>0.01957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03089">
            <text:p>0.02030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106">
            <text:p>0.021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21689">
            <text:p>0.02216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28444">
            <text:p>0.02284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38756">
            <text:p>0.02387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43511">
            <text:p>0.02435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54489">
            <text:p>0.02544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57689">
            <text:p>0.02576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66889">
            <text:p>0.0266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65578">
            <text:p>0.02655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75711">
            <text:p>0.02757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71222">
            <text:p>0.02712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72578">
            <text:p>0.02725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78378">
            <text:p>0.02783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69711">
            <text:p>0.02697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72333">
            <text:p>0.02723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66756">
            <text:p>0.02667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66089">
            <text:p>0.02660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51044">
            <text:p>0.02510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47111">
            <text:p>0.02471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38089">
            <text:p>0.02380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22867">
            <text:p>0.02228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09756">
            <text:p>0.02097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96022">
            <text:p>0.01960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85578">
            <text:p>0.01855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70867">
            <text:p>0.01708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58533">
            <text:p>0.01585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43889">
            <text:p>0.0143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30044">
            <text:p>0.01300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17333">
            <text:p>0.01173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06244">
            <text:p>0.01062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917111">
            <text:p>0.009171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781333">
            <text:p>0.007813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702889">
            <text:p>0.00702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602889">
            <text:p>0.00602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536667">
            <text:p>0.005366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452889">
            <text:p>0.00452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369111">
            <text:p>0.003691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309556">
            <text:p>0.003095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247333">
            <text:p>0.002473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204">
            <text:p>0.002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69333">
            <text:p>0.001693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33556">
            <text:p>0.001335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05111">
            <text:p>0.001051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0948889">
            <text:p>0.000948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0668889">
            <text:p>0.000668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0457778">
            <text:p>0.0004577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0357778">
            <text:p>0.0003577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0315556">
            <text:p>0.0003155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0228889">
            <text:p>0.000228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0164444">
            <text:p>0.0001644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0106667">
            <text:p>0.000106667</text:p>
          </table:table-cell>
          <table:table-cell table:number-columns-repeated="2"/>
        </table:table-row>
        <table:table-row table:style-name="ro2">
          <table:table-cell/>
          <table:table-cell table:style-name="ce2" table:formula="of:=SUM([.B2:.B91])" office:value-type="float" office:value="0.999293306">
            <text:p>0.999293306</text:p>
          </table:table-cell>
          <table:table-cell table:number-columns-repeated="2"/>
        </table:table-row>
      </table:table>
      <table:table table:name="2x2_data" table:style-name="ta1" table:print="false"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2" office:value-type="string">
            <text:p>First Version</text:p>
          </table:table-cell>
          <table:table-cell table:number-columns-repeated="5"/>
          <table:table-cell office:value-type="string">
            <text:p>Version</text:p>
          </table:table-cell>
          <table:table-cell office:value-type="string">
            <text:p>Energy</text:p>
          </table:table-cell>
          <table:table-cell office:value-type="string">
            <text:p>Specific Heat</text:p>
          </table:table-cell>
          <table:table-cell office:value-type="string">
            <text:p>Magnetization</text:p>
          </table:table-cell>
          <table:table-cell office:value-type="string">
            <text:p>Suscuptability </text:p>
          </table:table-cell>
        </table:table-row>
        <table:table-row table:style-name="ro1">
          <table:table-cell office:value-type="string">
            <text:p>MC Cycles</text:p>
          </table:table-cell>
          <table:table-cell office:value-type="string">
            <text:p>Energy</text:p>
          </table:table-cell>
          <table:table-cell office:value-type="string">
            <text:p>Specific Heat</text:p>
          </table:table-cell>
          <table:table-cell office:value-type="string">
            <text:p>Magnetization</text:p>
          </table:table-cell>
          <table:table-cell office:value-type="string">
            <text:p>Suceptability</text:p>
          </table:table-cell>
          <table:table-cell/>
          <table:table-cell office:value-type="string">
            <text:p>First</text:p>
          </table:table-cell>
          <table:table-cell office:value-type="float" office:value="-7.98455">
            <text:p>-7.98455</text:p>
          </table:table-cell>
          <table:table-cell office:value-type="float" office:value="0.1233">
            <text:p>0.1233</text:p>
          </table:table-cell>
          <table:table-cell office:value-type="float" office:value="3.995">
            <text:p>3.995</text:p>
          </table:table-cell>
          <table:table-cell office:value-type="float" office:value="15.973">
            <text:p>15.973</text:p>
          </table:table-cell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-7.98455">
            <text:p>-7.98455</text:p>
          </table:table-cell>
          <table:table-cell office:value-type="float" office:value="0.1233">
            <text:p>0.1233</text:p>
          </table:table-cell>
          <table:table-cell office:value-type="float" office:value="3.995">
            <text:p>3.995</text:p>
          </table:table-cell>
          <table:table-cell office:value-type="float" office:value="15.973">
            <text:p>15.973</text:p>
          </table:table-cell>
          <table:table-cell/>
          <table:table-cell office:value-type="string">
            <text:p>Second</text:p>
          </table:table-cell>
          <table:table-cell office:value-type="float" office:value="-7.9836">
            <text:p>-7.9836</text:p>
          </table:table-cell>
          <table:table-cell office:value-type="float" office:value="0.1302">
            <text:p>0.1302</text:p>
          </table:table-cell>
          <table:table-cell office:value-type="float" office:value="3.9947">
            <text:p>3.9947</text:p>
          </table:table-cell>
          <table:table-cell office:value-type="float" office:value="15.9722">
            <text:p>15.9722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-7.982">
            <text:p>-7.982</text:p>
          </table:table-cell>
          <table:table-cell office:value-type="float" office:value="0.145586">
            <text:p>0.145586</text:p>
          </table:table-cell>
          <table:table-cell office:value-type="float" office:value="3.99426">
            <text:p>3.99426</text:p>
          </table:table-cell>
          <table:table-cell office:value-type="float" office:value="15.7938">
            <text:p>15.7938</text:p>
          </table:table-cell>
          <table:table-cell/>
          <table:table-cell office:value-type="string">
            <text:p>Correct Normalization</text:p>
          </table:table-cell>
          <table:table-cell office:value-type="float" office:value="-1.99624">
            <text:p>-1.99624</text:p>
          </table:table-cell>
          <table:table-cell office:value-type="float" office:value="0.0300235">
            <text:p>0.0300235</text:p>
          </table:table-cell>
          <table:table-cell office:value-type="float" office:value="0.998754">
            <text:p>0.998754</text:p>
          </table:table-cell>
          <table:table-cell office:value-type="float" office:value="3.9915">
            <text:p>3.9915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-7.9912">
            <text:p>-7.9912</text:p>
          </table:table-cell>
          <table:table-cell office:value-type="float" office:value="0.0703155">
            <text:p>0.0703155</text:p>
          </table:table-cell>
          <table:table-cell office:value-type="float" office:value="3.997">
            <text:p>3.997</text:p>
          </table:table-cell>
          <table:table-cell office:value-type="float" office:value="6.47975">
            <text:p>6.47975</text:p>
          </table:table-cell>
          <table:table-cell/>
          <table:table-cell office:value-type="string">
            <text:p>Actual</text:p>
          </table:table-cell>
          <table:table-cell table:style-name="ce1" office:value-type="float" office:value="-7.9839">
            <text:p>-7.9839</text:p>
          </table:table-cell>
          <table:table-cell table:style-name="ce1" office:value-type="float" office:value="0.1283">
            <text:p>0.1283</text:p>
          </table:table-cell>
          <table:table-cell table:style-name="ce1" office:value-type="float" office:value="3.9946">
            <text:p>3.9946</text:p>
          </table:table-cell>
          <table:table-cell table:style-name="ce1" office:value-type="float" office:value="15.973">
            <text:p>15.97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-7.98402">
            <text:p>-7.98402</text:p>
          </table:table-cell>
          <table:table-cell office:value-type="float" office:value="0.127617">
            <text:p>0.127617</text:p>
          </table:table-cell>
          <table:table-cell office:value-type="float" office:value="3.99401">
            <text:p>3.99401</text:p>
          </table:table-cell>
          <table:table-cell office:value-type="float" office:value="2.82144">
            <text:p>2.82144</text:p>
          </table:table-cell>
          <table:table-cell/>
          <table:table-cell office:value-type="string">
            <text:p>Actual With Correct Normalization</text:p>
          </table:table-cell>
          <table:table-cell table:formula="of:=[.H5]/4" office:value-type="float" office:value="-1.995975">
            <text:p>-1.995975</text:p>
          </table:table-cell>
          <table:table-cell table:formula="of:=[.I5]/4" office:value-type="float" office:value="0.032075">
            <text:p>0.032075</text:p>
          </table:table-cell>
          <table:table-cell table:formula="of:=[.J5]/4" office:value-type="float" office:value="0.99865">
            <text:p>0.99865</text:p>
          </table:table-cell>
          <table:table-cell table:formula="of:=[.K5]/4" office:value-type="float" office:value="3.99325">
            <text:p>3.9932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-7.60396">
            <text:p>-7.60396</text:p>
          </table:table-cell>
          <table:table-cell office:value-type="float" office:value="3.01147">
            <text:p>3.01147</text:p>
          </table:table-cell>
          <table:table-cell office:value-type="float" office:value="3.86139">
            <text:p>3.86139</text:p>
          </table:table-cell>
          <table:table-cell office:value-type="float" office:value="4.12744">
            <text:p>4.12744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>
            <text:p>Actual</text:p>
          </table:table-cell>
          <table:table-cell table:style-name="ce1" office:value-type="float" office:value="-7.9839">
            <text:p>-7.9839</text:p>
          </table:table-cell>
          <table:table-cell table:style-name="ce1" office:value-type="float" office:value="0.1283">
            <text:p>0.1283</text:p>
          </table:table-cell>
          <table:table-cell table:style-name="ce1" office:value-type="float" office:value="3.9946">
            <text:p>3.9946</text:p>
          </table:table-cell>
          <table:table-cell table:style-name="ce1" office:value-type="float" office:value="15.973">
            <text:p>15.973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2" office:value-type="string">
            <text:p>Second Version</text:p>
          </table:table-cell>
          <table:table-cell table:number-columns-repeated="10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-7.9836">
            <text:p>-7.9836</text:p>
          </table:table-cell>
          <table:table-cell office:value-type="float" office:value="0.1302">
            <text:p>0.1302</text:p>
          </table:table-cell>
          <table:table-cell office:value-type="float" office:value="3.9947">
            <text:p>3.9947</text:p>
          </table:table-cell>
          <table:table-cell office:value-type="float" office:value="15.9722">
            <text:p>15.9722</text:p>
          </table:table-cell>
          <table:table-cell table:number-columns-repeated="6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1" office:value-type="string">
            <text:p>Correct Normalization</text:p>
          </table:table-cell>
          <table:table-cell table:number-columns-repeated="10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-1.99624">
            <text:p>-1.99624</text:p>
          </table:table-cell>
          <table:table-cell office:value-type="float" office:value="0.0300235">
            <text:p>0.0300235</text:p>
          </table:table-cell>
          <table:table-cell office:value-type="float" office:value="0.998754">
            <text:p>0.998754</text:p>
          </table:table-cell>
          <table:table-cell office:value-type="float" office:value="3.9915">
            <text:p>3.9915</text:p>
          </table:table-cell>
          <table:table-cell table:number-columns-repeated="6"/>
        </table:table-row>
        <table:table-row table:style-name="ro2">
          <table:table-cell office:value-type="string">
            <text:p>Multiply by 4</text:p>
          </table:table-cell>
          <table:table-cell table:number-columns-repeated="10"/>
        </table:table-row>
        <table:table-row table:style-name="ro2">
          <table:table-cell/>
          <table:table-cell table:formula="of:=[.B18]*4" office:value-type="float" office:value="-7.98496">
            <text:p>-7.98496</text:p>
          </table:table-cell>
          <table:table-cell table:formula="of:=[.C18]*4" office:value-type="float" office:value="0.120094">
            <text:p>0.120094</text:p>
          </table:table-cell>
          <table:table-cell table:formula="of:=[.D18]*4" office:value-type="float" office:value="3.995016">
            <text:p>3.995016</text:p>
          </table:table-cell>
          <table:table-cell table:formula="of:=[.E18]*4" office:value-type="float" office:value="15.966">
            <text:p>15.96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4/29/2016</text:date>, <text:time>08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Sweany</meta:initial-creator>
    <meta:creation-date>2016-04-10T09:48:18.15</meta:creation-date>
    <dc:date>2016-04-29T08:41:59.35</dc:date>
    <dc:creator>Sean Sweany</dc:creator>
    <meta:editing-duration>PT22H34M12S</meta:editing-duration>
    <meta:editing-cycles>6</meta:editing-cycles>
    <meta:generator>OpenOffice/4.1.1$Win32 OpenOffice.org_project/411m6$Build-9775</meta:generator>
    <meta:document-statistic meta:table-count="2" meta:cell-count="186" meta:object-count="0"/>
  </office:meta>
</office:document-meta>
</file>